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06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ackground-color="#b7dee8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e6b9b8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IT MINEUR</text:p>
          </table:table-cell>
          <table:covered-table-cell table:number-columns-repeated="3" table:style-name="ce4"/>
          <table:table-cell table:number-columns-repeated="16380"/>
        </table:table-row>
        <table:table-row table:style-name="ro1">
          <table:table-cell office:value-type="string" calcext:value-type="string">
            <text:p>CWMQ18</text:p>
          </table:table-cell>
          <table:table-cell/>
          <table:table-cell office:value-type="string" calcext:value-type="string">
            <text:p>CWMQ12</text:p>
          </table:table-cell>
          <table:table-cell/>
          <table:table-cell office:value-type="string" calcext:value-type="string">
            <text:p>CMWQ18</text:p>
          </table:table-cell>
          <table:table-cell/>
          <table:table-cell office:value-type="string" calcext:value-type="string">
            <text:p>CMWQ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table-cell office:value-type="float" office:value="-8750" calcext:value-type="float">
            <text:p>-8750</text:p>
          </table:table-cell>
          <table:table-cell office:value-type="float" office:value="185.342869750778" calcext:value-type="float">
            <text:p>185,342869750778</text:p>
          </table:table-cell>
          <table:table-cell office:value-type="float" office:value="-8750" calcext:value-type="float">
            <text:p>-8750</text:p>
          </table:table-cell>
          <table:table-cell office:value-type="float" office:value="178.066037318303" calcext:value-type="float">
            <text:p>178,066037318303</text:p>
          </table:table-cell>
          <table:table-cell office:value-type="float" office:value="-8850" calcext:value-type="float">
            <text:p>-8850</text:p>
          </table:table-cell>
          <table:table-cell office:value-type="float" office:value="210.537858896112" calcext:value-type="float">
            <text:p>210,537858896112</text:p>
          </table:table-cell>
          <table:table-cell office:value-type="float" office:value="-8850" calcext:value-type="float">
            <text:p>-8850</text:p>
          </table:table-cell>
          <table:table-cell office:value-type="float" office:value="215.583169255667" calcext:value-type="float">
            <text:p>215,583169255667</text:p>
          </table:table-cell>
          <table:table-cell>
            <draw:frame table:end-cell-address="Feuil1.O19" table:end-x="1.182cm" table:end-y="0.494cm" draw:z-index="0" draw:name="Graphique 1" draw:style-name="gr1" draw:text-style-name="P1" svg:width="12.54cm" svg:height="7.619cm" svg:x="1.183cm" svg:y="0.283cm">
              <draw:object draw:notify-on-update-of-ranges="Feuil1.B5:Feuil1.B23 Feuil1.A5:Feuil1.A23 Feuil1.B28:Feuil1.B46 Feuil1.A28:Feuil1.A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office:value-type="float" office:value="-7790" calcext:value-type="float">
            <text:p>-7790</text:p>
          </table:table-cell>
          <table:table-cell office:value-type="float" office:value="181.766108511111" calcext:value-type="float">
            <text:p>181,766108511111</text:p>
          </table:table-cell>
          <table:table-cell office:value-type="float" office:value="-7790" calcext:value-type="float">
            <text:p>-7790</text:p>
          </table:table-cell>
          <table:table-cell office:value-type="float" office:value="177.039462472819" calcext:value-type="float">
            <text:p>177,039462472819</text:p>
          </table:table-cell>
          <table:table-cell office:value-type="float" office:value="-7890" calcext:value-type="float">
            <text:p>-7890</text:p>
          </table:table-cell>
          <table:table-cell office:value-type="float" office:value="213.23858418311" calcext:value-type="float">
            <text:p>213,23858418311</text:p>
          </table:table-cell>
          <table:table-cell office:value-type="float" office:value="-7890" calcext:value-type="float">
            <text:p>-7890</text:p>
          </table:table-cell>
          <table:table-cell office:value-type="float" office:value="216.300777810556" calcext:value-type="float">
            <text:p>216,300777810556</text:p>
          </table:table-cell>
          <table:table-cell table:number-columns-repeated="16376"/>
        </table:table-row>
        <table:table-row table:style-name="ro1">
          <table:table-cell office:value-type="float" office:value="-6825" calcext:value-type="float">
            <text:p>-6825</text:p>
          </table:table-cell>
          <table:table-cell office:value-type="float" office:value="177.587589874222" calcext:value-type="float">
            <text:p>177,587589874222</text:p>
          </table:table-cell>
          <table:table-cell office:value-type="float" office:value="-6825" calcext:value-type="float">
            <text:p>-6825</text:p>
          </table:table-cell>
          <table:table-cell office:value-type="float" office:value="173.724739596065" calcext:value-type="float">
            <text:p>173,724739596065</text:p>
          </table:table-cell>
          <table:table-cell office:value-type="float" office:value="-6925" calcext:value-type="float">
            <text:p>-6925</text:p>
          </table:table-cell>
          <table:table-cell office:value-type="float" office:value="212.455707920444" calcext:value-type="float">
            <text:p>212,455707920444</text:p>
          </table:table-cell>
          <table:table-cell office:value-type="float" office:value="-6925" calcext:value-type="float">
            <text:p>-6925</text:p>
          </table:table-cell>
          <table:table-cell office:value-type="float" office:value="215.402694371556" calcext:value-type="float">
            <text:p>215,402694371556</text:p>
          </table:table-cell>
          <table:table-cell table:number-columns-repeated="16376"/>
        </table:table-row>
        <table:table-row table:style-name="ro1">
          <table:table-cell office:value-type="float" office:value="-5705" calcext:value-type="float">
            <text:p>-5705</text:p>
          </table:table-cell>
          <table:table-cell office:value-type="float" office:value="177.290735994555" calcext:value-type="float">
            <text:p>177,290735994555</text:p>
          </table:table-cell>
          <table:table-cell office:value-type="float" office:value="-5705" calcext:value-type="float">
            <text:p>-5705</text:p>
          </table:table-cell>
          <table:table-cell office:value-type="float" office:value="173.873222066049" calcext:value-type="float">
            <text:p>173,873222066049</text:p>
          </table:table-cell>
          <table:table-cell office:value-type="float" office:value="-5800" calcext:value-type="float">
            <text:p>-5800</text:p>
          </table:table-cell>
          <table:table-cell office:value-type="float" office:value="213.579612256777" calcext:value-type="float">
            <text:p>213,579612256777</text:p>
          </table:table-cell>
          <table:table-cell office:value-type="float" office:value="-5800" calcext:value-type="float">
            <text:p>-5800</text:p>
          </table:table-cell>
          <table:table-cell office:value-type="float" office:value="216.629489577632" calcext:value-type="float">
            <text:p>216,629489577632</text:p>
          </table:table-cell>
          <table:table-cell table:number-columns-repeated="16376"/>
        </table:table-row>
        <table:table-row table:style-name="ro1">
          <table:table-cell office:value-type="float" office:value="-4740" calcext:value-type="float">
            <text:p>-4740</text:p>
          </table:table-cell>
          <table:table-cell office:value-type="float" office:value="172.181152508667" calcext:value-type="float">
            <text:p>172,181152508667</text:p>
          </table:table-cell>
          <table:table-cell office:value-type="float" office:value="-4740" calcext:value-type="float">
            <text:p>-4740</text:p>
          </table:table-cell>
          <table:table-cell office:value-type="float" office:value="169.87108997637" calcext:value-type="float">
            <text:p>169,87108997637</text:p>
          </table:table-cell>
          <table:table-cell office:value-type="float" office:value="-4840" calcext:value-type="float">
            <text:p>-4840</text:p>
          </table:table-cell>
          <table:table-cell office:value-type="float" office:value="214.072885234574" calcext:value-type="float">
            <text:p>214,072885234574</text:p>
          </table:table-cell>
          <table:table-cell office:value-type="float" office:value="-4840" calcext:value-type="float">
            <text:p>-4840</text:p>
          </table:table-cell>
          <table:table-cell office:value-type="float" office:value="216.248887178" calcext:value-type="float">
            <text:p>216,248887178</text:p>
          </table:table-cell>
          <table:table-cell table:number-columns-repeated="16376"/>
        </table:table-row>
        <table:table-row table:style-name="ro1">
          <table:table-cell office:value-type="float" office:value="-3780" calcext:value-type="float">
            <text:p>-3780</text:p>
          </table:table-cell>
          <table:table-cell office:value-type="float" office:value="170.688914287333" calcext:value-type="float">
            <text:p>170,688914287333</text:p>
          </table:table-cell>
          <table:table-cell office:value-type="float" office:value="-3780" calcext:value-type="float">
            <text:p>-3780</text:p>
          </table:table-cell>
          <table:table-cell office:value-type="float" office:value="169.099932571717" calcext:value-type="float">
            <text:p>169,099932571717</text:p>
          </table:table-cell>
          <table:table-cell office:value-type="float" office:value="-3880" calcext:value-type="float">
            <text:p>-3880</text:p>
          </table:table-cell>
          <table:table-cell office:value-type="float" office:value="215.418381080556" calcext:value-type="float">
            <text:p>215,418381080556</text:p>
          </table:table-cell>
          <table:table-cell office:value-type="float" office:value="-3880" calcext:value-type="float">
            <text:p>-3880</text:p>
          </table:table-cell>
          <table:table-cell office:value-type="float" office:value="217.361967253556" calcext:value-type="float">
            <text:p>217,361967253556</text:p>
          </table:table-cell>
          <table:table-cell table:number-columns-repeated="16376"/>
        </table:table-row>
        <table:table-row table:style-name="ro1">
          <table:table-cell office:value-type="float" office:value="-2810" calcext:value-type="float">
            <text:p>-2810</text:p>
          </table:table-cell>
          <table:table-cell office:value-type="float" office:value="169.682701122077" calcext:value-type="float">
            <text:p>169,682701122077</text:p>
          </table:table-cell>
          <table:table-cell office:value-type="float" office:value="-2810" calcext:value-type="float">
            <text:p>-2810</text:p>
          </table:table-cell>
          <table:table-cell office:value-type="float" office:value="167.384261296904" calcext:value-type="float">
            <text:p>167,384261296904</text:p>
          </table:table-cell>
          <table:table-cell office:value-type="float" office:value="-2910" calcext:value-type="float">
            <text:p>-2910</text:p>
          </table:table-cell>
          <table:table-cell office:value-type="float" office:value="216.321522146223" calcext:value-type="float">
            <text:p>216,321522146223</text:p>
          </table:table-cell>
          <table:table-cell office:value-type="float" office:value="-2910" calcext:value-type="float">
            <text:p>-2910</text:p>
          </table:table-cell>
          <table:table-cell office:value-type="float" office:value="218.359118393888" calcext:value-type="float">
            <text:p>218,359118393888</text:p>
          </table:table-cell>
          <table:table-cell table:number-columns-repeated="16376"/>
        </table:table-row>
        <table:table-row table:style-name="ro1">
          <table:table-cell office:value-type="float" office:value="-1770" calcext:value-type="float">
            <text:p>-1770</text:p>
          </table:table-cell>
          <table:table-cell office:value-type="float" office:value="168.156869923403" calcext:value-type="float">
            <text:p>168,156869923403</text:p>
          </table:table-cell>
          <table:table-cell office:value-type="float" office:value="-1770" calcext:value-type="float">
            <text:p>-1770</text:p>
          </table:table-cell>
          <table:table-cell office:value-type="float" office:value="166.595752067177" calcext:value-type="float">
            <text:p>166,595752067177</text:p>
          </table:table-cell>
          <table:table-cell office:value-type="float" office:value="-1870" calcext:value-type="float">
            <text:p>-1870</text:p>
          </table:table-cell>
          <table:table-cell office:value-type="float" office:value="217.619937324889" calcext:value-type="float">
            <text:p>217,619937324889</text:p>
          </table:table-cell>
          <table:table-cell office:value-type="float" office:value="-1870" calcext:value-type="float">
            <text:p>-1870</text:p>
          </table:table-cell>
          <table:table-cell office:value-type="float" office:value="219.768542037555" calcext:value-type="float">
            <text:p>219,768542037555</text:p>
          </table:table-cell>
          <table:table-cell table:number-columns-repeated="16376"/>
        </table:table-row>
        <table:table-row table:style-name="ro1">
          <table:table-cell office:value-type="float" office:value="-735" calcext:value-type="float">
            <text:p>-735</text:p>
          </table:table-cell>
          <table:table-cell office:value-type="float" office:value="165.862832895888" calcext:value-type="float">
            <text:p>165,862832895888</text:p>
          </table:table-cell>
          <table:table-cell office:value-type="float" office:value="-735" calcext:value-type="float">
            <text:p>-735</text:p>
          </table:table-cell>
          <table:table-cell office:value-type="float" office:value="165.386403414632" calcext:value-type="float">
            <text:p>165,386403414632</text:p>
          </table:table-cell>
          <table:table-cell office:value-type="float" office:value="-830" calcext:value-type="float">
            <text:p>-830</text:p>
          </table:table-cell>
          <table:table-cell office:value-type="float" office:value="218.230154358055" calcext:value-type="float">
            <text:p>218,230154358055</text:p>
          </table:table-cell>
          <table:table-cell office:value-type="float" office:value="-830" calcext:value-type="float">
            <text:p>-830</text:p>
          </table:table-cell>
          <table:table-cell office:value-type="float" office:value="220.044174783111" calcext:value-type="float">
            <text:p>220,044174783111</text:p>
          </table:table-cell>
          <table:table-cell table:number-columns-repeated="1637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164.481496128223" calcext:value-type="float">
            <text:p>164,481496128223</text:p>
          </table:table-cell>
          <table:table-cell office:value-type="float" office:value="-255" calcext:value-type="float">
            <text:p>-255</text:p>
          </table:table-cell>
          <table:table-cell office:value-type="float" office:value="164.697176952349" calcext:value-type="float">
            <text:p>164,697176952349</text:p>
          </table:table-cell>
          <table:table-cell office:value-type="float" office:value="-30" calcext:value-type="float">
            <text:p>-30</text:p>
          </table:table-cell>
          <table:table-cell office:value-type="float" office:value="219.192260841222" calcext:value-type="float">
            <text:p>219,192260841222</text:p>
          </table:table-cell>
          <table:table-cell office:value-type="float" office:value="-30" calcext:value-type="float">
            <text:p>-30</text:p>
          </table:table-cell>
          <table:table-cell office:value-type="float" office:value="220.312536165889" calcext:value-type="float">
            <text:p>220,312536165889</text:p>
          </table:table-cell>
          <table:table-cell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4.720861932963" calcext:value-type="float">
            <text:p>164,720861932963</text:p>
          </table:table-cell>
          <table:table-cell office:value-type="float" office:value="65" calcext:value-type="float">
            <text:p>65</text:p>
          </table:table-cell>
          <table:table-cell office:value-type="float" office:value="162.84625647215" calcext:value-type="float">
            <text:p>162,84625647215</text:p>
          </table:table-cell>
          <table:table-cell office:value-type="float" office:value="130" calcext:value-type="float">
            <text:p>130</text:p>
          </table:table-cell>
          <table:table-cell office:value-type="float" office:value="218.688110726111" calcext:value-type="float">
            <text:p>218,688110726111</text:p>
          </table:table-cell>
          <table:table-cell office:value-type="float" office:value="130" calcext:value-type="float">
            <text:p>130</text:p>
          </table:table-cell>
          <table:table-cell office:value-type="float" office:value="219.896908792" calcext:value-type="float">
            <text:p>219,896908792</text:p>
          </table:table-cell>
          <table:table-cell table:number-columns-repeated="1637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4.537054559803" calcext:value-type="float">
            <text:p>164,537054559803</text:p>
          </table:table-cell>
          <table:table-cell office:value-type="float" office:value="230" calcext:value-type="float">
            <text:p>230</text:p>
          </table:table-cell>
          <table:table-cell office:value-type="float" office:value="163.394133069198" calcext:value-type="float">
            <text:p>163,394133069198</text:p>
          </table:table-cell>
          <table:table-cell office:value-type="float" office:value="1095" calcext:value-type="float">
            <text:p>1095</text:p>
          </table:table-cell>
          <table:table-cell office:value-type="float" office:value="218.384033050766" calcext:value-type="float">
            <text:p>218,384033050766</text:p>
          </table:table-cell>
          <table:table-cell office:value-type="float" office:value="1095" calcext:value-type="float">
            <text:p>1095</text:p>
          </table:table-cell>
          <table:table-cell office:value-type="float" office:value="219.24170497" calcext:value-type="float">
            <text:p>219,24170497</text:p>
          </table:table-cell>
          <table:table-cell table:number-columns-repeated="1637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4.647732052195" calcext:value-type="float">
            <text:p>164,647732052195</text:p>
          </table:table-cell>
          <table:table-cell office:value-type="float" office:value="1190" calcext:value-type="float">
            <text:p>1190</text:p>
          </table:table-cell>
          <table:table-cell office:value-type="float" office:value="163.050114705997" calcext:value-type="float">
            <text:p>163,050114705997</text:p>
          </table:table-cell>
          <table:table-cell office:value-type="float" office:value="2220" calcext:value-type="float">
            <text:p>2220</text:p>
          </table:table-cell>
          <table:table-cell office:value-type="float" office:value="216.517732327333" calcext:value-type="float">
            <text:p>216,517732327333</text:p>
          </table:table-cell>
          <table:table-cell office:value-type="float" office:value="2220" calcext:value-type="float">
            <text:p>2220</text:p>
          </table:table-cell>
          <table:table-cell office:value-type="float" office:value="217.442770365445" calcext:value-type="float">
            <text:p>217,442770365445</text:p>
          </table:table-cell>
          <table:table-cell table:number-columns-repeated="1637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5.134385768666" calcext:value-type="float">
            <text:p>165,134385768666</text:p>
          </table:table-cell>
          <table:table-cell office:value-type="float" office:value="2320" calcext:value-type="float">
            <text:p>2320</text:p>
          </table:table-cell>
          <table:table-cell office:value-type="float" office:value="163.17338266988" calcext:value-type="float">
            <text:p>163,17338266988</text:p>
          </table:table-cell>
          <table:table-cell office:value-type="float" office:value="3185" calcext:value-type="float">
            <text:p>3185</text:p>
          </table:table-cell>
          <table:table-cell office:value-type="float" office:value="215.58929379283" calcext:value-type="float">
            <text:p>215,58929379283</text:p>
          </table:table-cell>
          <table:table-cell office:value-type="float" office:value="3185" calcext:value-type="float">
            <text:p>3185</text:p>
          </table:table-cell>
          <table:table-cell office:value-type="float" office:value="216.001256645149" calcext:value-type="float">
            <text:p>216,001256645149</text:p>
          </table:table-cell>
          <table:table-cell table:number-columns-repeated="1637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5.812067684714" calcext:value-type="float">
            <text:p>165,812067684714</text:p>
          </table:table-cell>
          <table:table-cell office:value-type="float" office:value="3275" calcext:value-type="float">
            <text:p>3275</text:p>
          </table:table-cell>
          <table:table-cell office:value-type="float" office:value="165.910062813216" calcext:value-type="float">
            <text:p>165,910062813216</text:p>
          </table:table-cell>
          <table:table-cell office:value-type="float" office:value="4145" calcext:value-type="float">
            <text:p>4145</text:p>
          </table:table-cell>
          <table:table-cell office:value-type="float" office:value="216.379654344894" calcext:value-type="float">
            <text:p>216,379654344894</text:p>
          </table:table-cell>
          <table:table-cell office:value-type="float" office:value="4145" calcext:value-type="float">
            <text:p>4145</text:p>
          </table:table-cell>
          <table:table-cell office:value-type="float" office:value="216.251794963444" calcext:value-type="float">
            <text:p>216,251794963444</text:p>
          </table:table-cell>
          <table:table-cell table:number-columns-repeated="1637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7.48141880789" calcext:value-type="float">
            <text:p>167,48141880789</text:p>
          </table:table-cell>
          <table:table-cell office:value-type="float" office:value="4240" calcext:value-type="float">
            <text:p>4240</text:p>
          </table:table-cell>
          <table:table-cell office:value-type="float" office:value="166.577666159489" calcext:value-type="float">
            <text:p>166,577666159489</text:p>
          </table:table-cell>
          <table:table-cell office:value-type="float" office:value="5110" calcext:value-type="float">
            <text:p>5110</text:p>
          </table:table-cell>
          <table:table-cell office:value-type="float" office:value="215.887084650556" calcext:value-type="float">
            <text:p>215,887084650556</text:p>
          </table:table-cell>
          <table:table-cell office:value-type="float" office:value="5110" calcext:value-type="float">
            <text:p>5110</text:p>
          </table:table-cell>
          <table:table-cell office:value-type="float" office:value="215.678760546222" calcext:value-type="float">
            <text:p>215,678760546222</text:p>
          </table:table-cell>
          <table:table-cell table:number-columns-repeated="16376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7.707968076889" calcext:value-type="float">
            <text:p>167,707968076889</text:p>
          </table:table-cell>
          <table:table-cell office:value-type="float" office:value="5200" calcext:value-type="float">
            <text:p>5200</text:p>
          </table:table-cell>
          <table:table-cell office:value-type="float" office:value="167.10190784223" calcext:value-type="float">
            <text:p>167,10190784223</text:p>
          </table:table-cell>
          <table:table-cell office:value-type="float" office:value="6070" calcext:value-type="float">
            <text:p>6070</text:p>
          </table:table-cell>
          <table:table-cell office:value-type="float" office:value="216.286104447889" calcext:value-type="float">
            <text:p>216,286104447889</text:p>
          </table:table-cell>
          <table:table-cell office:value-type="float" office:value="6070" calcext:value-type="float">
            <text:p>6070</text:p>
          </table:table-cell>
          <table:table-cell office:value-type="float" office:value="216.281295863112" calcext:value-type="float">
            <text:p>216,281295863112</text:p>
          </table:table-cell>
          <table:table-cell table:number-columns-repeated="16376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69.394103690619" calcext:value-type="float">
            <text:p>169,394103690619</text:p>
          </table:table-cell>
          <table:table-cell office:value-type="float" office:value="6160" calcext:value-type="float">
            <text:p>6160</text:p>
          </table:table-cell>
          <table:table-cell office:value-type="float" office:value="170.048928505914" calcext:value-type="float">
            <text:p>170,048928505914</text:p>
          </table:table-cell>
          <table:table-cell office:value-type="float" office:value="7190" calcext:value-type="float">
            <text:p>7190</text:p>
          </table:table-cell>
          <table:table-cell office:value-type="float" office:value="216.442802924567" calcext:value-type="float">
            <text:p>216,442802924567</text:p>
          </table:table-cell>
          <table:table-cell office:value-type="float" office:value="7190" calcext:value-type="float">
            <text:p>7190</text:p>
          </table:table-cell>
          <table:table-cell office:value-type="float" office:value="216.161077296444" calcext:value-type="float">
            <text:p>216,161077296444</text:p>
          </table:table-cell>
          <table:table-cell table:number-columns-repeated="16376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0.245770513117" calcext:value-type="float">
            <text:p>170,245770513117</text:p>
          </table:table-cell>
          <table:table-cell office:value-type="float" office:value="7280" calcext:value-type="float">
            <text:p>7280</text:p>
          </table:table-cell>
          <table:table-cell office:value-type="float" office:value="170.607733092463" calcext:value-type="float">
            <text:p>170,607733092463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4" table:number-rows-spanned="1">
            <text:p>LIT MAJEUR</text:p>
          </table:table-cell>
          <table:covered-table-cell table:number-columns-repeated="3"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WMQ18</text:p>
          </table:table-cell>
          <table:table-cell table:style-name="ce3"/>
          <table:table-cell table:style-name="ce3" office:value-type="string" calcext:value-type="string">
            <text:p>CWMQ12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H_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H_m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m</text:p>
          </table:table-cell>
          <table:table-cell table:number-columns-repeated="16380"/>
        </table:table-row>
        <table:table-row table:style-name="ro1">
          <table:table-cell table:style-name="ce3" office:value-type="float" office:value="-8750" calcext:value-type="float">
            <text:p>-8750</text:p>
          </table:table-cell>
          <table:table-cell table:style-name="ce3" office:value-type="float" office:value="183.913631241059" calcext:value-type="float">
            <text:p>183,913631241059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177.49469678497" calcext:value-type="float">
            <text:p>177,49469678497</text:p>
          </table:table-cell>
          <table:table-cell table:number-columns-repeated="16380"/>
        </table:table-row>
        <table:table-row table:style-name="ro1">
          <table:table-cell table:style-name="ce3" office:value-type="float" office:value="-7790" calcext:value-type="float">
            <text:p>-7790</text:p>
          </table:table-cell>
          <table:table-cell table:style-name="ce3" office:value-type="float" office:value="181.479791941213" calcext:value-type="float">
            <text:p>181,47979194121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76.485151580046" calcext:value-type="float">
            <text:p>176,485151580046</text:p>
          </table:table-cell>
          <table:table-cell table:number-columns-repeated="16380"/>
        </table:table-row>
        <table:table-row table:style-name="ro1">
          <table:table-cell table:style-name="ce3" office:value-type="float" office:value="-6825" calcext:value-type="float">
            <text:p>-6825</text:p>
          </table:table-cell>
          <table:table-cell table:style-name="ce3" office:value-type="float" office:value="179.206489707922" calcext:value-type="float">
            <text:p>179,206489707922</text:p>
          </table:table-cell>
          <table:table-cell table:style-name="ce3" office:value-type="float" office:value="2975" calcext:value-type="float">
            <text:p>2975</text:p>
          </table:table-cell>
          <table:table-cell table:style-name="ce3" office:value-type="float" office:value="175.408925222813" calcext:value-type="float">
            <text:p>175,408925222813</text:p>
          </table:table-cell>
          <table:table-cell table:number-columns-repeated="16380"/>
        </table:table-row>
        <table:table-row table:style-name="ro1">
          <table:table-cell table:style-name="ce3" office:value-type="float" office:value="-5705" calcext:value-type="float">
            <text:p>-5705</text:p>
          </table:table-cell>
          <table:table-cell table:style-name="ce3" office:value-type="float" office:value="177.027802799933" calcext:value-type="float">
            <text:p>177,027802799933</text:p>
          </table:table-cell>
          <table:table-cell table:style-name="ce3" office:value-type="float" office:value="4095" calcext:value-type="float">
            <text:p>4095</text:p>
          </table:table-cell>
          <table:table-cell table:style-name="ce3" office:value-type="float" office:value="173.604008493888" calcext:value-type="float">
            <text:p>173,604008493888</text:p>
          </table:table-cell>
          <table:table-cell table:number-columns-repeated="4"/>
          <table:table-cell>
            <draw:frame table:end-cell-address="Feuil1.O45" table:end-x="0.59cm" table:end-y="0.307cm" draw:z-index="1" draw:name="Graphique 2" draw:style-name="gr1" draw:text-style-name="P1" svg:width="12.54cm" svg:height="7.619cm" svg:x="0.591cm" svg:y="0.096cm">
              <draw:object draw:notify-on-update-of-ranges="Feuil1.D5:Feuil1.D23 Feuil1.C5:Feuil1.C23 Feuil1.D28:Feuil1.D46 Feuil1.A28:Feuil1.A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table:style-name="ce3" office:value-type="float" office:value="-4740" calcext:value-type="float">
            <text:p>-4740</text:p>
          </table:table-cell>
          <table:table-cell table:style-name="ce3" office:value-type="float" office:value="175.227517660997" calcext:value-type="float">
            <text:p>175,227517660997</text:p>
          </table:table-cell>
          <table:table-cell table:style-name="ce3" office:value-type="float" office:value="5060" calcext:value-type="float">
            <text:p>5060</text:p>
          </table:table-cell>
          <table:table-cell table:style-name="ce3" office:value-type="float" office:value="172.839149775647" calcext:value-type="float">
            <text:p>172,839149775647</text:p>
          </table:table-cell>
          <table:table-cell table:number-columns-repeated="16380"/>
        </table:table-row>
        <table:table-row table:style-name="ro1">
          <table:table-cell table:style-name="ce3" office:value-type="float" office:value="-3780" calcext:value-type="float">
            <text:p>-3780</text:p>
          </table:table-cell>
          <table:table-cell table:style-name="ce3" office:value-type="float" office:value="172.997141489521" calcext:value-type="float">
            <text:p>172,997141489521</text:p>
          </table:table-cell>
          <table:table-cell table:style-name="ce3" office:value-type="float" office:value="6020" calcext:value-type="float">
            <text:p>6020</text:p>
          </table:table-cell>
          <table:table-cell table:style-name="ce3" office:value-type="float" office:value="171.350426791588" calcext:value-type="float">
            <text:p>171,350426791588</text:p>
          </table:table-cell>
          <table:table-cell table:number-columns-repeated="16380"/>
        </table:table-row>
        <table:table-row table:style-name="ro1">
          <table:table-cell table:style-name="ce3" office:value-type="float" office:value="-2810" calcext:value-type="float">
            <text:p>-2810</text:p>
          </table:table-cell>
          <table:table-cell table:style-name="ce3" office:value-type="float" office:value="171.490275031948" calcext:value-type="float">
            <text:p>171,490275031948</text:p>
          </table:table-cell>
          <table:table-cell table:style-name="ce3" office:value-type="float" office:value="6990" calcext:value-type="float">
            <text:p>6990</text:p>
          </table:table-cell>
          <table:table-cell table:style-name="ce3" office:value-type="float" office:value="170.248782244976" calcext:value-type="float">
            <text:p>170,248782244976</text:p>
          </table:table-cell>
          <table:table-cell table:number-columns-repeated="16380"/>
        </table:table-row>
        <table:table-row table:style-name="ro1">
          <table:table-cell table:style-name="ce3" office:value-type="float" office:value="-1770" calcext:value-type="float">
            <text:p>-1770</text:p>
          </table:table-cell>
          <table:table-cell table:style-name="ce3" office:value-type="float" office:value="169.404766971891" calcext:value-type="float">
            <text:p>169,404766971891</text:p>
          </table:table-cell>
          <table:table-cell table:style-name="ce3" office:value-type="float" office:value="8030" calcext:value-type="float">
            <text:p>8030</text:p>
          </table:table-cell>
          <table:table-cell table:style-name="ce3" office:value-type="float" office:value="168.581202248286" calcext:value-type="float">
            <text:p>168,581202248286</text:p>
          </table:table-cell>
          <table:table-cell table:number-columns-repeated="16380"/>
        </table:table-row>
        <table:table-row table:style-name="ro1">
          <table:table-cell table:style-name="ce3" office:value-type="float" office:value="-735" calcext:value-type="float">
            <text:p>-735</text:p>
          </table:table-cell>
          <table:table-cell table:style-name="ce3" office:value-type="float" office:value="167.27088309604" calcext:value-type="float">
            <text:p>167,27088309604</text:p>
          </table:table-cell>
          <table:table-cell table:style-name="ce3" office:value-type="float" office:value="9065" calcext:value-type="float">
            <text:p>9065</text:p>
          </table:table-cell>
          <table:table-cell table:style-name="ce3" office:value-type="float" office:value="166.661359911052" calcext:value-type="float">
            <text:p>166,661359911052</text:p>
          </table:table-cell>
          <table:table-cell table:number-columns-repeated="16380"/>
        </table:table-row>
        <table:table-row table:style-name="ro1">
          <table:table-cell table:style-name="ce3" office:value-type="float" office:value="-255" calcext:value-type="float">
            <text:p>-255</text:p>
          </table:table-cell>
          <table:table-cell table:style-name="ce3" office:value-type="float" office:value="166.330812927966" calcext:value-type="float">
            <text:p>166,330812927966</text:p>
          </table:table-cell>
          <table:table-cell table:style-name="ce3" office:value-type="float" office:value="9545" calcext:value-type="float">
            <text:p>9545</text:p>
          </table:table-cell>
          <table:table-cell table:style-name="ce3" office:value-type="float" office:value="165.930962971052" calcext:value-type="float">
            <text:p>165,930962971052</text:p>
          </table:table-cell>
          <table:table-cell table:number-columns-repeated="1638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5.610567702911" calcext:value-type="float">
            <text:p>165,610567702911</text:p>
          </table:table-cell>
          <table:table-cell table:style-name="ce3" office:value-type="float" office:value="9865" calcext:value-type="float">
            <text:p>9865</text:p>
          </table:table-cell>
          <table:table-cell table:style-name="ce3" office:value-type="float" office:value="164.997207659281" calcext:value-type="float">
            <text:p>164,997207659281</text:p>
          </table:table-cell>
          <table:table-cell table:number-columns-repeated="1638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6.054942579243" calcext:value-type="float">
            <text:p>166,054942579243</text:p>
          </table:table-cell>
          <table:table-cell table:style-name="ce3" office:value-type="float" office:value="10030" calcext:value-type="float">
            <text:p>10030</text:p>
          </table:table-cell>
          <table:table-cell table:style-name="ce3" office:value-type="float" office:value="165.452603345013" calcext:value-type="float">
            <text:p>165,452603345013</text:p>
          </table:table-cell>
          <table:table-cell table:number-columns-repeated="16380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66.623518596196" calcext:value-type="float">
            <text:p>166,623518596196</text:p>
          </table:table-cell>
          <table:table-cell table:style-name="ce3" office:value-type="float" office:value="10990" calcext:value-type="float">
            <text:p>10990</text:p>
          </table:table-cell>
          <table:table-cell table:style-name="ce3" office:value-type="float" office:value="165.868224684207" calcext:value-type="float">
            <text:p>165,868224684207</text:p>
          </table:table-cell>
          <table:table-cell table:number-columns-repeated="16380"/>
        </table:table-row>
        <table:table-row table:style-name="ro1"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67.202734205732" calcext:value-type="float">
            <text:p>167,202734205732</text:p>
          </table:table-cell>
          <table:table-cell table:style-name="ce3" office:value-type="float" office:value="12120" calcext:value-type="float">
            <text:p>12120</text:p>
          </table:table-cell>
          <table:table-cell table:style-name="ce3" office:value-type="float" office:value="166.183127265883" calcext:value-type="float">
            <text:p>166,183127265883</text:p>
          </table:table-cell>
          <table:table-cell table:number-columns-repeated="16380"/>
        </table:table-row>
        <table:table-row table:style-name="ro1"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167.899378597091" calcext:value-type="float">
            <text:p>167,899378597091</text:p>
          </table:table-cell>
          <table:table-cell table:style-name="ce3" office:value-type="float" office:value="13075" calcext:value-type="float">
            <text:p>13075</text:p>
          </table:table-cell>
          <table:table-cell table:style-name="ce3" office:value-type="float" office:value="167.22422324735" calcext:value-type="float">
            <text:p>167,22422324735</text:p>
          </table:table-cell>
          <table:table-cell table:number-columns-repeated="16380"/>
        </table:table-row>
        <table:table-row table:style-name="ro1"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168.46558172823" calcext:value-type="float">
            <text:p>168,46558172823</text:p>
          </table:table-cell>
          <table:table-cell table:style-name="ce3" office:value-type="float" office:value="14040" calcext:value-type="float">
            <text:p>14040</text:p>
          </table:table-cell>
          <table:table-cell table:style-name="ce3" office:value-type="float" office:value="167.797498908396" calcext:value-type="float">
            <text:p>167,797498908396</text:p>
          </table:table-cell>
          <table:table-cell table:number-columns-repeated="16380"/>
        </table:table-row>
        <table:table-row table:style-name="ro1"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168.89402085901" calcext:value-type="float">
            <text:p>168,89402085901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68.42896128494" calcext:value-type="float">
            <text:p>168,42896128494</text:p>
          </table:table-cell>
          <table:table-cell table:number-columns-repeated="16380"/>
        </table:table-row>
        <table:table-row table:style-name="ro1">
          <table:table-cell table:style-name="ce3" office:value-type="float" office:value="6200" calcext:value-type="float">
            <text:p>6200</text:p>
          </table:table-cell>
          <table:table-cell table:style-name="ce3" office:value-type="float" office:value="169.289516560505" calcext:value-type="float">
            <text:p>169,289516560505</text:p>
          </table:table-cell>
          <table:table-cell table:style-name="ce3" office:value-type="float" office:value="15960" calcext:value-type="float">
            <text:p>15960</text:p>
          </table:table-cell>
          <table:table-cell table:style-name="ce3" office:value-type="float" office:value="169.061857652974" calcext:value-type="float">
            <text:p>169,061857652974</text:p>
          </table:table-cell>
          <table:table-cell table:number-columns-repeated="16380"/>
        </table:table-row>
        <table:table-row table:style-name="ro1"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169.661588113848" calcext:value-type="float">
            <text:p>169,661588113848</text:p>
          </table:table-cell>
          <table:table-cell table:style-name="ce3" office:value-type="float" office:value="17080" calcext:value-type="float">
            <text:p>17080</text:p>
          </table:table-cell>
          <table:table-cell table:style-name="ce3" office:value-type="float" office:value="169.267100092015" calcext:value-type="float">
            <text:p>169,267100092015</text:p>
          </table:table-cell>
          <table:table-cell table:number-columns-repeated="16380"/>
        </table:table-row>
      </table:table>
      <table:table table:name="Feuil2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table table:name="Feuil3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nal_large</meta:initial-creator>
    <meta:creation-date>2015-10-12T12:39:58</meta:creation-date>
    <dc:date>2025-08-14T10:45:48.149473759</dc:date>
    <meta:generator>LibreOffice/24.2.7.2$Linux_X86_64 LibreOffice_project/420$Build-2</meta:generator>
    <meta:editing-duration>PT7M28S</meta:editing-duration>
    <meta:editing-cycles>1</meta:editing-cycles>
    <meta:document-statistic meta:table-count="3" meta:cell-count="256" meta:object-count="2"/>
    <meta:user-defined meta:name="AppVersion">14.0300</meta:user-defined>
    <meta:user-defined meta:name="Company">Hewlett-Packard Company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542cm" svg:height="7.62cm" xlink:href=".." xlink:type="simple" chart:class="chart:scatter" chart:style-name="ch1">
        <chart:legend chart:legend-position="end" svg:x="10.385cm" svg:y="3.262cm" style:legend-expansion="high" chart:style-name="ch2"/>
        <chart:plot-area chart:style-name="ch3" table:cell-range-address="Feuil1.A5:Feuil1.B23 Feuil1.B28:Feuil1.B46" chart:data-source-has-labels="row" svg:x="0.25cm" svg:y="0.152cm" svg:width="9.885cm" svg:height="7.316cm">
          <chart:coordinate-region svg:x="0.727cm" svg:y="0.351cm" svg:width="8.983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B5:Feuil1.B23" chart:class="chart:scatter">
            <chart:domain table:cell-range-address="Feuil1.A5:Feuil1.A23"/>
            <chart:data-point chart:repeated="19"/>
          </chart:series>
          <chart:series chart:style-name="ch6" chart:values-cell-range-address="Feuil1.B28:Feuil1.B46" loext:label-string="&quot;FP&quot;" chart:class="chart:scatter">
            <chart:domain table:cell-range-address="Feuil1.A28:Feuil1.A46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  <table:table-cell office:value-type="string">
                <text:p>F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50">
                <text:p>-8750</text:p>
                <draw:g>
                  <svg:desc>Feuil1.A5:Feuil1.A23</svg:desc>
                </draw:g>
              </table:table-cell>
              <table:table-cell office:value-type="float" office:value="185.342869750778">
                <text:p>185.342869750778</text:p>
                <draw:g>
                  <svg:desc>Feuil1.B5:Feuil1.B23</svg:desc>
                </draw:g>
              </table:table-cell>
              <table:table-cell office:value-type="float" office:value="-8750">
                <text:p>-8750</text:p>
                <draw:g>
                  <svg:desc>Feuil1.A28:Feuil1.A46</svg:desc>
                </draw:g>
              </table:table-cell>
              <table:table-cell office:value-type="float" office:value="183.913631241059">
                <text:p>183.913631241059</text:p>
                <draw:g>
                  <svg:desc>Feuil1.B28:Feuil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790">
                <text:p>-7790</text:p>
              </table:table-cell>
              <table:table-cell office:value-type="float" office:value="181.766108511111">
                <text:p>181.766108511111</text:p>
              </table:table-cell>
              <table:table-cell office:value-type="float" office:value="-7790">
                <text:p>-7790</text:p>
              </table:table-cell>
              <table:table-cell office:value-type="float" office:value="181.479791941213">
                <text:p>181.479791941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25">
                <text:p>-6825</text:p>
              </table:table-cell>
              <table:table-cell office:value-type="float" office:value="177.587589874222">
                <text:p>177.587589874222</text:p>
              </table:table-cell>
              <table:table-cell office:value-type="float" office:value="-6825">
                <text:p>-6825</text:p>
              </table:table-cell>
              <table:table-cell office:value-type="float" office:value="179.206489707922">
                <text:p>179.206489707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705">
                <text:p>-5705</text:p>
              </table:table-cell>
              <table:table-cell office:value-type="float" office:value="177.290735994555">
                <text:p>177.290735994555</text:p>
              </table:table-cell>
              <table:table-cell office:value-type="float" office:value="-5705">
                <text:p>-5705</text:p>
              </table:table-cell>
              <table:table-cell office:value-type="float" office:value="177.027802799933">
                <text:p>177.027802799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740">
                <text:p>-4740</text:p>
              </table:table-cell>
              <table:table-cell office:value-type="float" office:value="172.181152508667">
                <text:p>172.181152508667</text:p>
              </table:table-cell>
              <table:table-cell office:value-type="float" office:value="-4740">
                <text:p>-4740</text:p>
              </table:table-cell>
              <table:table-cell office:value-type="float" office:value="175.227517660997">
                <text:p>175.227517660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80">
                <text:p>-3780</text:p>
              </table:table-cell>
              <table:table-cell office:value-type="float" office:value="170.688914287333">
                <text:p>170.688914287333</text:p>
              </table:table-cell>
              <table:table-cell office:value-type="float" office:value="-3780">
                <text:p>-3780</text:p>
              </table:table-cell>
              <table:table-cell office:value-type="float" office:value="172.997141489521">
                <text:p>172.997141489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10">
                <text:p>-2810</text:p>
              </table:table-cell>
              <table:table-cell office:value-type="float" office:value="169.682701122077">
                <text:p>169.682701122077</text:p>
              </table:table-cell>
              <table:table-cell office:value-type="float" office:value="-2810">
                <text:p>-2810</text:p>
              </table:table-cell>
              <table:table-cell office:value-type="float" office:value="171.490275031948">
                <text:p>171.490275031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70">
                <text:p>-1770</text:p>
              </table:table-cell>
              <table:table-cell office:value-type="float" office:value="168.156869923403">
                <text:p>168.156869923403</text:p>
              </table:table-cell>
              <table:table-cell office:value-type="float" office:value="-1770">
                <text:p>-1770</text:p>
              </table:table-cell>
              <table:table-cell office:value-type="float" office:value="169.404766971891">
                <text:p>169.404766971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5">
                <text:p>-735</text:p>
              </table:table-cell>
              <table:table-cell office:value-type="float" office:value="165.862832895888">
                <text:p>165.862832895888</text:p>
              </table:table-cell>
              <table:table-cell office:value-type="float" office:value="-735">
                <text:p>-735</text:p>
              </table:table-cell>
              <table:table-cell office:value-type="float" office:value="167.27088309604">
                <text:p>167.27088309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5">
                <text:p>-255</text:p>
              </table:table-cell>
              <table:table-cell office:value-type="float" office:value="164.481496128223">
                <text:p>164.481496128223</text:p>
              </table:table-cell>
              <table:table-cell office:value-type="float" office:value="-255">
                <text:p>-255</text:p>
              </table:table-cell>
              <table:table-cell office:value-type="float" office:value="166.330812927966">
                <text:p>166.330812927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64.720861932963">
                <text:p>164.720861932963</text:p>
              </table:table-cell>
              <table:table-cell office:value-type="float" office:value="65">
                <text:p>65</text:p>
              </table:table-cell>
              <table:table-cell office:value-type="float" office:value="165.610567702911">
                <text:p>165.610567702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164.537054559803">
                <text:p>164.537054559803</text:p>
              </table:table-cell>
              <table:table-cell office:value-type="float" office:value="200">
                <text:p>200</text:p>
              </table:table-cell>
              <table:table-cell office:value-type="float" office:value="166.054942579243">
                <text:p>166.054942579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64.647732052195">
                <text:p>164.647732052195</text:p>
              </table:table-cell>
              <table:table-cell office:value-type="float" office:value="1200">
                <text:p>1200</text:p>
              </table:table-cell>
              <table:table-cell office:value-type="float" office:value="166.623518596196">
                <text:p>166.623518596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0">
                <text:p>2200</text:p>
              </table:table-cell>
              <table:table-cell office:value-type="float" office:value="165.134385768666">
                <text:p>165.134385768666</text:p>
              </table:table-cell>
              <table:table-cell office:value-type="float" office:value="2200">
                <text:p>2200</text:p>
              </table:table-cell>
              <table:table-cell office:value-type="float" office:value="167.202734205732">
                <text:p>167.202734205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0">
                <text:p>3200</text:p>
              </table:table-cell>
              <table:table-cell office:value-type="float" office:value="165.812067684714">
                <text:p>165.812067684714</text:p>
              </table:table-cell>
              <table:table-cell office:value-type="float" office:value="3200">
                <text:p>3200</text:p>
              </table:table-cell>
              <table:table-cell office:value-type="float" office:value="167.899378597091">
                <text:p>167.899378597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0">
                <text:p>4200</text:p>
              </table:table-cell>
              <table:table-cell office:value-type="float" office:value="167.48141880789">
                <text:p>167.48141880789</text:p>
              </table:table-cell>
              <table:table-cell office:value-type="float" office:value="4200">
                <text:p>4200</text:p>
              </table:table-cell>
              <table:table-cell office:value-type="float" office:value="168.46558172823">
                <text:p>168.46558172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67.707968076889">
                <text:p>167.707968076889</text:p>
              </table:table-cell>
              <table:table-cell office:value-type="float" office:value="5200">
                <text:p>5200</text:p>
              </table:table-cell>
              <table:table-cell office:value-type="float" office:value="168.89402085901">
                <text:p>168.89402085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00">
                <text:p>6200</text:p>
              </table:table-cell>
              <table:table-cell office:value-type="float" office:value="169.394103690619">
                <text:p>169.394103690619</text:p>
              </table:table-cell>
              <table:table-cell office:value-type="float" office:value="6200">
                <text:p>6200</text:p>
              </table:table-cell>
              <table:table-cell office:value-type="float" office:value="169.289516560505">
                <text:p>169.289516560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0">
                <text:p>7200</text:p>
              </table:table-cell>
              <table:table-cell office:value-type="float" office:value="170.245770513117">
                <text:p>170.245770513117</text:p>
              </table:table-cell>
              <table:table-cell office:value-type="float" office:value="7200">
                <text:p>7200</text:p>
              </table:table-cell>
              <table:table-cell office:value-type="float" office:value="169.661588113848">
                <text:p>169.661588113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542cm" svg:height="7.62cm" xlink:href=".." xlink:type="simple" chart:class="chart:scatter" chart:style-name="ch1">
        <chart:legend chart:legend-position="end" svg:x="11.311cm" svg:y="3.262cm" style:legend-expansion="high" chart:style-name="ch2"/>
        <chart:plot-area chart:style-name="ch3" table:cell-range-address="Feuil1.C5:Feuil1.D23 Feuil1.D28:Feuil1.D46" chart:data-source-has-labels="row" svg:x="0.25cm" svg:y="0.152cm" svg:width="10.811cm" svg:height="7.316cm">
          <chart:coordinate-region svg:x="0.727cm" svg:y="0.351cm" svg:width="9.909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D5:Feuil1.D23" loext:label-string="&quot;MC&quot;" chart:class="chart:scatter">
            <chart:domain table:cell-range-address="Feuil1.C5:Feuil1.C23"/>
            <chart:data-point chart:repeated="19"/>
          </chart:series>
          <chart:series chart:style-name="ch6" chart:values-cell-range-address="Feuil1.D28:Feuil1.D46" loext:label-string="&quot;FP&quot;" chart:class="chart:scatter">
            <chart:domain table:cell-range-address="Feuil1.A28:Feuil1.A46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MC</text:p>
              </table:table-cell>
              <table:table-cell office:value-type="string">
                <text:p>Colonne A</text:p>
              </table:table-cell>
              <table:table-cell office:value-type="string">
                <text:p>F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50">
                <text:p>-8750</text:p>
                <draw:g>
                  <svg:desc>Feuil1.C5:Feuil1.C23</svg:desc>
                </draw:g>
              </table:table-cell>
              <table:table-cell office:value-type="float" office:value="178.066037318303">
                <text:p>178.066037318303</text:p>
                <draw:g>
                  <svg:desc>Feuil1.D5:Feuil1.D23</svg:desc>
                </draw:g>
              </table:table-cell>
              <table:table-cell office:value-type="float" office:value="-8750">
                <text:p>-8750</text:p>
                <draw:g>
                  <svg:desc>Feuil1.A28:Feuil1.A46</svg:desc>
                </draw:g>
              </table:table-cell>
              <table:table-cell office:value-type="float" office:value="177.49469678497">
                <text:p>177.49469678497</text:p>
                <draw:g>
                  <svg:desc>Feuil1.D28:Feuil1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790">
                <text:p>-7790</text:p>
              </table:table-cell>
              <table:table-cell office:value-type="float" office:value="177.039462472819">
                <text:p>177.039462472819</text:p>
              </table:table-cell>
              <table:table-cell office:value-type="float" office:value="-7790">
                <text:p>-7790</text:p>
              </table:table-cell>
              <table:table-cell office:value-type="float" office:value="176.485151580046">
                <text:p>176.48515158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25">
                <text:p>-6825</text:p>
              </table:table-cell>
              <table:table-cell office:value-type="float" office:value="173.724739596065">
                <text:p>173.724739596065</text:p>
              </table:table-cell>
              <table:table-cell office:value-type="float" office:value="-6825">
                <text:p>-6825</text:p>
              </table:table-cell>
              <table:table-cell office:value-type="float" office:value="175.408925222813">
                <text:p>175.408925222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705">
                <text:p>-5705</text:p>
              </table:table-cell>
              <table:table-cell office:value-type="float" office:value="173.873222066049">
                <text:p>173.873222066049</text:p>
              </table:table-cell>
              <table:table-cell office:value-type="float" office:value="-5705">
                <text:p>-5705</text:p>
              </table:table-cell>
              <table:table-cell office:value-type="float" office:value="173.604008493888">
                <text:p>173.60400849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740">
                <text:p>-4740</text:p>
              </table:table-cell>
              <table:table-cell office:value-type="float" office:value="169.87108997637">
                <text:p>169.87108997637</text:p>
              </table:table-cell>
              <table:table-cell office:value-type="float" office:value="-4740">
                <text:p>-4740</text:p>
              </table:table-cell>
              <table:table-cell office:value-type="float" office:value="172.839149775647">
                <text:p>172.839149775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80">
                <text:p>-3780</text:p>
              </table:table-cell>
              <table:table-cell office:value-type="float" office:value="169.099932571717">
                <text:p>169.099932571717</text:p>
              </table:table-cell>
              <table:table-cell office:value-type="float" office:value="-3780">
                <text:p>-3780</text:p>
              </table:table-cell>
              <table:table-cell office:value-type="float" office:value="171.350426791588">
                <text:p>171.350426791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10">
                <text:p>-2810</text:p>
              </table:table-cell>
              <table:table-cell office:value-type="float" office:value="167.384261296904">
                <text:p>167.384261296904</text:p>
              </table:table-cell>
              <table:table-cell office:value-type="float" office:value="-2810">
                <text:p>-2810</text:p>
              </table:table-cell>
              <table:table-cell office:value-type="float" office:value="170.248782244976">
                <text:p>170.248782244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70">
                <text:p>-1770</text:p>
              </table:table-cell>
              <table:table-cell office:value-type="float" office:value="166.595752067177">
                <text:p>166.595752067177</text:p>
              </table:table-cell>
              <table:table-cell office:value-type="float" office:value="-1770">
                <text:p>-1770</text:p>
              </table:table-cell>
              <table:table-cell office:value-type="float" office:value="168.581202248286">
                <text:p>168.581202248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5">
                <text:p>-735</text:p>
              </table:table-cell>
              <table:table-cell office:value-type="float" office:value="165.386403414632">
                <text:p>165.386403414632</text:p>
              </table:table-cell>
              <table:table-cell office:value-type="float" office:value="-735">
                <text:p>-735</text:p>
              </table:table-cell>
              <table:table-cell office:value-type="float" office:value="166.661359911052">
                <text:p>166.661359911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5">
                <text:p>-255</text:p>
              </table:table-cell>
              <table:table-cell office:value-type="float" office:value="164.697176952349">
                <text:p>164.697176952349</text:p>
              </table:table-cell>
              <table:table-cell office:value-type="float" office:value="-255">
                <text:p>-255</text:p>
              </table:table-cell>
              <table:table-cell office:value-type="float" office:value="165.930962971052">
                <text:p>165.930962971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62.84625647215">
                <text:p>162.84625647215</text:p>
              </table:table-cell>
              <table:table-cell office:value-type="float" office:value="65">
                <text:p>65</text:p>
              </table:table-cell>
              <table:table-cell office:value-type="float" office:value="164.997207659281">
                <text:p>164.997207659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163.394133069198">
                <text:p>163.394133069198</text:p>
              </table:table-cell>
              <table:table-cell office:value-type="float" office:value="200">
                <text:p>200</text:p>
              </table:table-cell>
              <table:table-cell office:value-type="float" office:value="165.452603345013">
                <text:p>165.452603345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0">
                <text:p>1190</text:p>
              </table:table-cell>
              <table:table-cell office:value-type="float" office:value="163.050114705997">
                <text:p>163.050114705997</text:p>
              </table:table-cell>
              <table:table-cell office:value-type="float" office:value="1200">
                <text:p>1200</text:p>
              </table:table-cell>
              <table:table-cell office:value-type="float" office:value="165.868224684207">
                <text:p>165.868224684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0">
                <text:p>2320</text:p>
              </table:table-cell>
              <table:table-cell office:value-type="float" office:value="163.17338266988">
                <text:p>163.17338266988</text:p>
              </table:table-cell>
              <table:table-cell office:value-type="float" office:value="2200">
                <text:p>2200</text:p>
              </table:table-cell>
              <table:table-cell office:value-type="float" office:value="166.183127265883">
                <text:p>166.183127265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5">
                <text:p>3275</text:p>
              </table:table-cell>
              <table:table-cell office:value-type="float" office:value="165.910062813216">
                <text:p>165.910062813216</text:p>
              </table:table-cell>
              <table:table-cell office:value-type="float" office:value="3200">
                <text:p>3200</text:p>
              </table:table-cell>
              <table:table-cell office:value-type="float" office:value="167.22422324735">
                <text:p>167.22422324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40">
                <text:p>4240</text:p>
              </table:table-cell>
              <table:table-cell office:value-type="float" office:value="166.577666159489">
                <text:p>166.577666159489</text:p>
              </table:table-cell>
              <table:table-cell office:value-type="float" office:value="4200">
                <text:p>4200</text:p>
              </table:table-cell>
              <table:table-cell office:value-type="float" office:value="167.797498908396">
                <text:p>167.797498908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67.10190784223">
                <text:p>167.10190784223</text:p>
              </table:table-cell>
              <table:table-cell office:value-type="float" office:value="5200">
                <text:p>5200</text:p>
              </table:table-cell>
              <table:table-cell office:value-type="float" office:value="168.42896128494">
                <text:p>168.42896128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60">
                <text:p>6160</text:p>
              </table:table-cell>
              <table:table-cell office:value-type="float" office:value="170.048928505914">
                <text:p>170.048928505914</text:p>
              </table:table-cell>
              <table:table-cell office:value-type="float" office:value="6200">
                <text:p>6200</text:p>
              </table:table-cell>
              <table:table-cell office:value-type="float" office:value="169.061857652974">
                <text:p>169.061857652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80">
                <text:p>7280</text:p>
              </table:table-cell>
              <table:table-cell office:value-type="float" office:value="170.607733092463">
                <text:p>170.607733092463</text:p>
              </table:table-cell>
              <table:table-cell office:value-type="float" office:value="7200">
                <text:p>7200</text:p>
              </table:table-cell>
              <table:table-cell office:value-type="float" office:value="169.267100092015">
                <text:p>169.267100092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